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user-transformed="true">
          <draw:text-box>
            <text:p>Theme + Transition Test</text:p>
          </draw:text-box>
        </draw:frame>
        <draw:frame presentation:style-name="pr2" draw:text-style-name="P1" draw:layer="layout" svg:width="23cm" svg:height="15.404cm" svg:x="2.2cm" svg:y="5.5cm" presentation:class="subtitle" presentation:placeholder="true">
          <draw:text-box/>
        </draw:frame>
        <anim:par presentation:node-type="timing-root">
          <anim:par smil:begin="id1.begin">
            <anim:transitionFilter smil:dur="2s" smil:type="pinWheelWipe" smil:subtype="twoBladeVertical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38:26.31</dc:date>
    <meta:document-statistic meta:object-count="36"/>
    <meta:generator>LibreOffice/3.4$Win32 LibreOffice_project/340m1$Build-302</meta:generator>
  </office:meta>
</office:document-meta>
</file>